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517cm" table:align="left"/>
    </style:style>
    <style:style style:name="Таблица1.A" style:family="table-column">
      <style:table-column-properties style:column-width="2.506cm"/>
    </style:style>
    <style:style style:name="Таблица1.B" style:family="table-column">
      <style:table-column-properties style:column-width="2.436cm"/>
    </style:style>
    <style:style style:name="Таблица1.C" style:family="table-column">
      <style:table-column-properties style:column-width="3.316cm"/>
    </style:style>
    <style:style style:name="Таблица1.D" style:family="table-column">
      <style:table-column-properties style:column-width="5.25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4.448cm" style:rel-width="85%" table:align="center"/>
    </style:style>
    <style:style style:name="Таблица2.A" style:family="table-column">
      <style:table-column-properties style:column-width="1.009cm" style:rel-column-width="3889*"/>
    </style:style>
    <style:style style:name="Таблица2.B" style:family="table-column">
      <style:table-column-properties style:column-width="13.439cm" style:rel-column-width="51812*"/>
    </style:style>
    <style:style style:name="Таблица2.A1" style:family="table-cell">
      <style:table-cell-properties fo:padding="0.132cm" fo:border="none"/>
    </style:style>
    <style:style style:name="Таблица2.B1" style:family="table-cell">
      <style:table-cell-properties style:vertical-align="middle" fo:padding="0.132cm" fo:border="none"/>
    </style:style>
    <style:style style:name="Таблица3" style:family="table">
      <style:table-properties style:width="14.448cm" style:rel-width="85%" table:align="center"/>
    </style:style>
    <style:style style:name="Таблица3.A" style:family="table-column">
      <style:table-column-properties style:column-width="1.03cm" style:rel-column-width="3971*"/>
    </style:style>
    <style:style style:name="Таблица3.B" style:family="table-column">
      <style:table-column-properties style:column-width="13.418cm" style:rel-column-width="51730*"/>
    </style:style>
    <style:style style:name="Таблица3.A1" style:family="table-cell">
      <style:table-cell-properties fo:padding="0.132cm" fo:border="none"/>
    </style:style>
    <style:style style:name="Таблица3.B1" style:family="table-cell">
      <style:table-cell-properties style:vertical-align="middle" fo:padding="0.132cm" fo:border="none"/>
    </style:style>
    <style:style style:name="Таблица4" style:family="table">
      <style:table-properties style:width="16.999cm" table:align="left"/>
    </style:style>
    <style:style style:name="Таблица4.A" style:family="table-column">
      <style:table-column-properties style:column-width="4.584cm"/>
    </style:style>
    <style:style style:name="Таблица4.B" style:family="table-column">
      <style:table-column-properties style:column-width="12.414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4.448cm" style:rel-width="85%" table:align="center"/>
    </style:style>
    <style:style style:name="Таблица5.A" style:family="table-column">
      <style:table-column-properties style:column-width="1.087cm" style:rel-column-width="4188*"/>
    </style:style>
    <style:style style:name="Таблица5.B" style:family="table-column">
      <style:table-column-properties style:column-width="13.361cm" style:rel-column-width="51513*"/>
    </style:style>
    <style:style style:name="Таблица5.A1" style:family="table-cell">
      <style:table-cell-properties fo:padding="0.132cm" fo:border="none"/>
    </style:style>
    <style:style style:name="Таблица5.B1" style:family="table-cell">
      <style:table-cell-properties style:vertical-align="middle" fo:padding="0.132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0">
      <style:paragraph-properties fo:margin-top="0cm" fo:margin-bottom="0cm"/>
    </style:style>
    <style:style style:name="P12" style:family="paragraph" style:parent-style-name="Text_20_body" style:list-style-name="L10">
      <style:paragraph-properties fo:margin-top="0cm" fo:margin-bottom="0cm"/>
    </style:style>
    <style:style style:name="P13" style:family="paragraph" style:parent-style-name="Table_20_Contents">
      <style:paragraph-properties fo:margin-top="0cm" fo:margin-bottom="0.499cm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 text:is-list-header="true">Introduction</text:h>
      <text:p text:style-name="Text_20_body"><text:span text:style-name="Teletype">cron</text:span> is a UNIX tool that has been around for a long time, so its scheduling capabilities are powerful and proven. The <text:span text:style-name="Teletype">CronTrigger</text:span> class is based on the scheduling capabilities of cron.</text:p>
      <text:p text:style-name="Text_20_body"><text:span text:style-name="Teletype">CronTrigger</text:span> uses "cron expressions", which are able to create firing schedules such as: "At 8:00am every Monday through Friday" or "At 1:30am every last Friday of the month".</text:p>
      <text:p text:style-name="Text_20_body">Cron expressions are powerful, but can be pretty confusing. This tutorial aims to take some of the mystery out of creating a cron expression, giving users a resource which they can visit before having to ask in a forum or mailing list.</text:p>
      <text:h text:style-name="Heading_20_3" text:outline-level="3" text:is-list-header="true"><text:bookmark text:name="CronTriggersTutorial-Format"/>Format</text:h>
      <text:p text:style-name="Text_20_body">A cron expression is a string comprised of 6 or 7 fields separated by white space. Fields can contain any of the allowed values, along with various combinations of the allowed special characters for that field. The fields are as follows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Heading">Field Name</text:p>
          </table:table-cell>
          <table:table-cell table:style-name="Таблица1.A1" office:value-type="string">
            <text:p text:style-name="Table_20_Heading">Mandatory?</text:p>
          </table:table-cell>
          <table:table-cell table:style-name="Таблица1.A1" office:value-type="string">
            <text:p text:style-name="Table_20_Heading">Allowed Values</text:p>
          </table:table-cell>
          <table:table-cell table:style-name="Таблица1.A1" office:value-type="string">
            <text:p text:style-name="Table_20_Heading">Allowed Special Characters</text:p>
          </table:table-cell>
        </table:table-row>
        <table:table-row>
          <table:table-cell table:style-name="Таблица1.A1" office:value-type="string">
            <text:p text:style-name="Table_20_Contents">Seconds</text:p>
          </table:table-cell>
          <table:table-cell table:style-name="Таблица1.A1" office:value-type="string">
            <text:p text:style-name="Table_20_Contents">YES</text:p>
          </table:table-cell>
          <table:table-cell table:style-name="Таблица1.A1" office:value-type="string">
            <text:p text:style-name="Table_20_Contents">0-59</text:p>
          </table:table-cell>
          <table:table-cell table:style-name="Таблица1.A1" office:value-type="string">
            <text:p text:style-name="Table_20_Contents">, - * /</text:p>
          </table:table-cell>
        </table:table-row>
        <table:table-row>
          <table:table-cell table:style-name="Таблица1.A1" office:value-type="string">
            <text:p text:style-name="Table_20_Contents">Minutes</text:p>
          </table:table-cell>
          <table:table-cell table:style-name="Таблица1.A1" office:value-type="string">
            <text:p text:style-name="Table_20_Contents">YES</text:p>
          </table:table-cell>
          <table:table-cell table:style-name="Таблица1.A1" office:value-type="string">
            <text:p text:style-name="Table_20_Contents">0-59</text:p>
          </table:table-cell>
          <table:table-cell table:style-name="Таблица1.A1" office:value-type="string">
            <text:p text:style-name="Table_20_Contents">, - * /</text:p>
          </table:table-cell>
        </table:table-row>
        <table:table-row>
          <table:table-cell table:style-name="Таблица1.A1" office:value-type="string">
            <text:p text:style-name="Table_20_Contents">Hours</text:p>
          </table:table-cell>
          <table:table-cell table:style-name="Таблица1.A1" office:value-type="string">
            <text:p text:style-name="Table_20_Contents">YES</text:p>
          </table:table-cell>
          <table:table-cell table:style-name="Таблица1.A1" office:value-type="string">
            <text:p text:style-name="Table_20_Contents">0-23</text:p>
          </table:table-cell>
          <table:table-cell table:style-name="Таблица1.A1" office:value-type="string">
            <text:p text:style-name="Table_20_Contents">, - * /</text:p>
          </table:table-cell>
        </table:table-row>
        <table:table-row>
          <table:table-cell table:style-name="Таблица1.A1" office:value-type="string">
            <text:p text:style-name="Table_20_Contents">Day of month</text:p>
          </table:table-cell>
          <table:table-cell table:style-name="Таблица1.A1" office:value-type="string">
            <text:p text:style-name="Table_20_Contents">YES</text:p>
          </table:table-cell>
          <table:table-cell table:style-name="Таблица1.A1" office:value-type="string">
            <text:p text:style-name="Table_20_Contents">1-31</text:p>
          </table:table-cell>
          <table:table-cell table:style-name="Таблица1.A1" office:value-type="string">
            <text:p text:style-name="Table_20_Contents">, - * ? / L W C</text:p>
          </table:table-cell>
        </table:table-row>
        <table:table-row>
          <table:table-cell table:style-name="Таблица1.A1" office:value-type="string">
            <text:p text:style-name="Table_20_Contents">Month</text:p>
          </table:table-cell>
          <table:table-cell table:style-name="Таблица1.A1" office:value-type="string">
            <text:p text:style-name="Table_20_Contents">YES</text:p>
          </table:table-cell>
          <table:table-cell table:style-name="Таблица1.A1" office:value-type="string">
            <text:p text:style-name="Table_20_Contents">1-12 or JAN-DEC</text:p>
          </table:table-cell>
          <table:table-cell table:style-name="Таблица1.A1" office:value-type="string">
            <text:p text:style-name="Table_20_Contents">, - * /</text:p>
          </table:table-cell>
        </table:table-row>
        <table:table-row>
          <table:table-cell table:style-name="Таблица1.A1" office:value-type="string">
            <text:p text:style-name="Table_20_Contents">Day of week</text:p>
          </table:table-cell>
          <table:table-cell table:style-name="Таблица1.A1" office:value-type="string">
            <text:p text:style-name="Table_20_Contents">YES</text:p>
          </table:table-cell>
          <table:table-cell table:style-name="Таблица1.A1" office:value-type="string">
            <text:p text:style-name="Table_20_Contents">1-7 or SUN-SAT</text:p>
          </table:table-cell>
          <table:table-cell table:style-name="Таблица1.A1" office:value-type="string">
            <text:p text:style-name="Table_20_Contents">, - * ? / L C #</text:p>
          </table:table-cell>
        </table:table-row>
        <table:table-row>
          <table:table-cell table:style-name="Таблица1.A1" office:value-type="string">
            <text:p text:style-name="Table_20_Contents">Year</text:p>
          </table:table-cell>
          <table:table-cell table:style-name="Таблица1.A1" office:value-type="string">
            <text:p text:style-name="Table_20_Contents">NO</text:p>
          </table:table-cell>
          <table:table-cell table:style-name="Таблица1.A1" office:value-type="string">
            <text:p text:style-name="Table_20_Contents">empty, 1970-2099</text:p>
          </table:table-cell>
          <table:table-cell table:style-name="Таблица1.A1" office:value-type="string">
            <text:p text:style-name="Table_20_Contents">, - * /</text:p>
          </table:table-cell>
        </table:table-row>
      </table:table>
      <text:p text:style-name="Text_20_body">So cron expressions can be as simple as this: <text:span text:style-name="Teletype">* * * * ? *</text:span><text:line-break/>or more complex, like this: <text:span text:style-name="Teletype">0 0/5 14,18,3-39,52 ? JAN,MAR,SEP MON-FRI 2002-2010</text:span></text:p>
      <text:h text:style-name="Heading_20_3" text:outline-level="3" text:is-list-header="true"><text:bookmark text:name="CronTriggersTutorial-Specialcharacters"/>Special characters</text:h>
      <text:list text:style-name="L1">
        <text:list-item>
          <text:p text:style-name="P1"><text:span text:style-name="Teletype"><text:span text:style-name="T1">*</text:span></text:span> (<text:span text:style-name="Emphasis">"all values"</text:span>) - used to select all values within a field. For example, "*" in the minute field means <text:span text:style-name="Emphasis">"every minute"</text:span>. </text:p>
        </text:list-item>
      </text:list>
      <text:list text:style-name="L2">
        <text:list-item>
          <text:p text:style-name="P2"><text:span text:style-name="Teletype"><text:span text:style-name="T1">?</text:span></text:span> (<text:span text:style-name="Emphasis">"no specific value"</text:span>) - useful when you need to specify something in one of the two fields in which the character is allowed, but not the other. For example, if I want my trigger to fire on a particular day of the month (say, the 10th), but don't care what day of the week that happens to be, I would put "10" in the day-of-month field, and "?" in the day-of-week field. See the examples below for clarification. </text:p>
        </text:list-item>
      </text:list>
      <text:list text:style-name="L3">
        <text:list-item>
          <text:p text:style-name="P3"><text:span text:style-name="Teletype"><text:span text:style-name="T1">-</text:span></text:span> - used to specify ranges. For example, "10-12" in the hour field means <text:span text:style-name="Emphasis">"the hours 10, 11 and 12"</text:span>. </text:p>
        </text:list-item>
      </text:list>
      <text:list text:style-name="L4">
        <text:list-item>
          <text:p text:style-name="P4"><text:span text:style-name="Teletype"><text:span text:style-name="T1">,</text:span></text:span> - used to specify additional values. For example, "MON,WED,FRI" in the day-of-week field means <text:span text:style-name="Emphasis">"the days Monday, Wednesday, and Friday"</text:span>. </text:p>
        </text:list-item>
      </text:list>
      <text:list text:style-name="L5">
        <text:list-item>
          <text:p text:style-name="P5"><text:span text:style-name="Teletype"><text:span text:style-name="T1">/</text:span></text:span> - used to specify increments. For example, "0/15" in the seconds field means <text:span text:style-name="Emphasis">"the seconds 0, 15, 30, and 45"</text:span>. And "5/15" in the seconds field means <text:span text:style-name="Emphasis">"the seconds 5, 20, 35, and 50"</text:span>. You can also specify '/' after the '*' character - in this case '*' is equivalent to having '0' before the '/'. '1/3' in the day-of-month field means <text:span text:style-name="Emphasis">"fire every 3 days starting on the first day of the month"</text:span>. </text:p>
        </text:list-item>
      </text:list>
      <text:list text:style-name="L6">
        <text:list-item>
          <text:p text:style-name="P6"><text:span text:style-name="Teletype"><text:span text:style-name="T1">L</text:span></text:span> (<text:span text:style-name="Emphasis">"last"</text:span>) - has different meaning in each of the two fields in which it is allowed. For <text:soft-page-break/>example, the value "L" in the day-of-month field means <text:span text:style-name="Emphasis">"the last day of the month"</text:span> - day 31 for January, day 28 for February on non-leap years. If used in the day-of-week field by itself, it simply means "7" or "SAT". But if used in the day-of-week field after another value, it means <text:span text:style-name="Emphasis">"the last xxx day of the month"</text:span> - for example "6L" means <text:span text:style-name="Emphasis">"the last friday of the month"</text:span>. When using the 'L' option, it is important not to specify lists, or ranges of values, as you'll get confusing results. </text:p>
        </text:list-item>
      </text:list>
      <text:list text:style-name="L7">
        <text:list-item>
          <text:p text:style-name="P7"><text:span text:style-name="Teletype"><text:span text:style-name="T1">W</text:span></text:span> (<text:span text:style-name="Emphasis">"weekday"</text:span>) - used to specify the weekday (Monday-Friday) nearest the given day. As an example, if you were to specify "15W" as the value for the day-of-month field, the meaning is: <text:span text:style-name="Emphasis">"the nearest weekday to the 15th of the month"</text:span>. So if the 15th is a Saturday, the trigger will fire on Friday the 14th. If the 15th is a Sunday, the trigger will fire on Monday the 16th. If the 15th is a Tuesday, then it will fire on Tuesday the 15th. However if you specify "1W" as the value for day-of-month, and the 1st is a Saturday, the trigger will fire on Monday the 3rd, as it will not 'jump' over the boundary of a month's days. The 'W' character can only be specified when the day-of-month is a single day, not a range or list of days. 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draw:frame draw:style-name="fr1" draw:name="Графический объект1" text:anchor-type="as-char" svg:width="0.423cm" svg:height="0.423cm" draw:z-index="0"><draw:image xlink:href="http://www.opensymphony.com/images/icons/emoticons/check.gif" xlink:type="simple" xlink:show="embed" xlink:actuate="onLoad"/></draw:frame></text:p>
          </table:table-cell>
          <table:table-cell table:style-name="Таблица2.B1" office:value-type="string">
            <text:p text:style-name="P13">The 'L' and 'W' characters can also be combined in the day-of-month field to yield 'LW', which translates to <text:span text:style-name="Emphasis">"last weekday of the month"</text:span>.</text:p>
          </table:table-cell>
        </table:table-row>
      </table:table>
      <text:list text:style-name="L8">
        <text:list-item>
          <text:p text:style-name="P8"><text:span text:style-name="Teletype"><text:span text:style-name="T1">#</text:span></text:span> - used to specify "the nth" XXX day of the month. For example, the value of "6#3" in the day-of-week field means <text:span text:style-name="Emphasis">"the third Friday of the month"</text:span> (day 6 = Friday and "#3" = the 3rd one in the month). Other examples: "2#1" = the first Monday of the month and "4#5" = the fifth Wednesday of the month. Note that if you specify "#5" and there is not 5 of the given day-of-week in the month, then no firing will occur that month. </text:p>
        </text:list-item>
      </text:list>
      <text:list text:style-name="L9">
        <text:list-item>
          <text:p text:style-name="P9"><text:span text:style-name="Teletype"><text:span text:style-name="T1">C</text:span></text:span> (<text:span text:style-name="Emphasis">"calendar"</text:span>) - this means values are calculated against the associated calendar, if any. If no calendar is associated, then it is equivalent to having an all-inclusive calendar. A value of "5C" in the day-of-month field means <text:span text:style-name="Emphasis">"the first day included by the calendar on or after the 5th"</text:span>. A value of "1C" in the day-of-week field means <text:span text:style-name="Emphasis">"the first day included by the calendar on or after Sunday"</text:span>. 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1" draw:name="Графический объект2" text:anchor-type="as-char" svg:width="0.423cm" svg:height="0.423cm" draw:z-index="1"><draw:image xlink:href="http://www.opensymphony.com/images/icons/emoticons/information.gif" xlink:type="simple" xlink:show="embed" xlink:actuate="onLoad"/></draw:frame></text:p>
          </table:table-cell>
          <table:table-cell table:style-name="Таблица3.B1" office:value-type="string">
            <text:p text:style-name="P13">The legal characters and the names of months and days of the week are not case sensitive. <text:span text:style-name="Teletype">MON</text:span> is the same as <text:span text:style-name="Teletype">mon</text:span>.</text:p>
          </table:table-cell>
        </table:table-row>
      </table:table>
      <text:h text:style-name="Heading_20_3" text:outline-level="3" text:is-list-header="true"><text:bookmark text:name="CronTriggersTutorial-Examples"/>Examples</text:h>
      <text:p text:style-name="Text_20_body">Here are some full examples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Heading">Expression</text:p>
          </table:table-cell>
          <table:table-cell table:style-name="Таблица4.A1" office:value-type="string">
            <text:p text:style-name="Table_20_Heading">Meaning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0 12 * * ?</text:span></text:p>
          </table:table-cell>
          <table:table-cell table:style-name="Таблица4.A1" office:value-type="string">
            <text:p text:style-name="Table_20_Contents">Fire at 12pm (noon)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? * *</text:span></text:p>
          </table:table-cell>
          <table:table-cell table:style-name="Таблица4.A1" office:value-type="string">
            <text:p text:style-name="Table_20_Contents">Fire at 10:15am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* * ?</text:span></text:p>
          </table:table-cell>
          <table:table-cell table:style-name="Таблица4.A1" office:value-type="string">
            <text:p text:style-name="Table_20_Contents">Fire at 10:15am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* * ? *</text:span></text:p>
          </table:table-cell>
          <table:table-cell table:style-name="Таблица4.A1" office:value-type="string">
            <text:p text:style-name="Table_20_Contents">Fire at 10:15am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* * ? 2005</text:span></text:p>
          </table:table-cell>
          <table:table-cell table:style-name="Таблица4.A1" office:value-type="string">
            <text:p text:style-name="Table_20_Contents">Fire at 10:15am every day during the year 2005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* 14 * * ?</text:span></text:p>
          </table:table-cell>
          <table:table-cell table:style-name="Таблица4.A1" office:value-type="string">
            <text:p text:style-name="Table_20_Contents">Fire every minute starting at 2pm and ending at 2:59pm,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0/5 14 * * ?</text:span></text:p>
          </table:table-cell>
          <table:table-cell table:style-name="Таблица4.A1" office:value-type="string">
            <text:p text:style-name="Table_20_Contents">Fire every 5 minutes starting at 2pm and ending at 2:55pm,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0/5 14,18 * * ?</text:span></text:p>
          </table:table-cell>
          <table:table-cell table:style-name="Таблица4.A1" office:value-type="string">
            <text:p text:style-name="Table_20_Contents">Fire every 5 minutes starting at 2pm and ending at 2:55pm, AND fire every 5 minutes starting at 6pm and ending at 6:55pm,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0-5 14 * * ?</text:span></text:p>
          </table:table-cell>
          <table:table-cell table:style-name="Таблица4.A1" office:value-type="string">
            <text:p text:style-name="Table_20_Contents">Fire every minute starting at 2pm and ending at 2:05pm, every 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0,44 14 ? 3 </text:span><text:soft-page-break/><text:span text:style-name="Teletype">WED</text:span></text:p>
          </table:table-cell>
          <table:table-cell table:style-name="Таблица4.A1" office:value-type="string">
            <text:p text:style-name="Table_20_Contents">Fire at 2:10pm and at 2:44pm every Wednesday in the month of March.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? * MON-FRI</text:span></text:p>
          </table:table-cell>
          <table:table-cell table:style-name="Таблица4.A1" office:value-type="string">
            <text:p text:style-name="Table_20_Contents">Fire at 10:15am every Monday, Tuesday, Wednesday, Thursday and Friday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15 * ?</text:span></text:p>
          </table:table-cell>
          <table:table-cell table:style-name="Таблица4.A1" office:value-type="string">
            <text:p text:style-name="Table_20_Contents">Fire at 10:15am on the 15th day of every month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L * ?</text:span></text:p>
          </table:table-cell>
          <table:table-cell table:style-name="Таблица4.A1" office:value-type="string">
            <text:p text:style-name="Table_20_Contents">Fire at 10:15am on the last day of every month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? * 6L</text:span></text:p>
          </table:table-cell>
          <table:table-cell table:style-name="Таблица4.A1" office:value-type="string">
            <text:p text:style-name="Table_20_Contents">Fire at 10:15am on the last Friday of every month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? * 6L</text:span></text:p>
          </table:table-cell>
          <table:table-cell table:style-name="Таблица4.A1" office:value-type="string">
            <text:p text:style-name="Table_20_Contents">Fire at 10:15am on the last Friday of every month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? * 6L 2002-2005</text:span></text:p>
          </table:table-cell>
          <table:table-cell table:style-name="Таблица4.A1" office:value-type="string">
            <text:p text:style-name="Table_20_Contents">Fire at 10:15am on every last friday of every month during the years 2002, 2003, 2004 and 2005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5 10 ? * 6#3</text:span></text:p>
          </table:table-cell>
          <table:table-cell table:style-name="Таблица4.A1" office:value-type="string">
            <text:p text:style-name="Table_20_Contents">Fire at 10:15am on the third Friday of every month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0 12 1/5 * ?</text:span></text:p>
          </table:table-cell>
          <table:table-cell table:style-name="Таблица4.A1" office:value-type="string">
            <text:p text:style-name="Table_20_Contents">Fire at 12pm (noon) every 5 days every month, starting on the first day of the month.</text:p>
          </table:table-cell>
        </table:table-row>
        <table:table-row>
          <table:table-cell table:style-name="Таблица4.A1" office:value-type="string">
            <text:p text:style-name="Table_20_Contents"><text:span text:style-name="Teletype">0 11 11 11 11 ?</text:span></text:p>
          </table:table-cell>
          <table:table-cell table:style-name="Таблица4.A1" office:value-type="string">
            <text:p text:style-name="Table_20_Contents">Fire every November 11th at 11:11am.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draw:frame draw:style-name="fr1" draw:name="Графический объект3" text:anchor-type="as-char" svg:width="0.423cm" svg:height="0.423cm" draw:z-index="2"><draw:image xlink:href="http://www.opensymphony.com/images/icons/emoticons/forbidden.gif" xlink:type="simple" xlink:show="embed" xlink:actuate="onLoad"/></draw:frame></text:p>
          </table:table-cell>
          <table:table-cell table:style-name="Таблица5.B1" office:value-type="string">
            <text:p text:style-name="P13">Pay attention to the effects of '?' and '*' in the day-of-week and day-of-month fields!</text:p>
          </table:table-cell>
        </table:table-row>
      </table:table>
      <text:h text:style-name="Heading_20_3" text:outline-level="3" text:is-list-header="true"><text:bookmark text:name="CronTriggersTutorial-Notes"/>Notes</text:h>
      <text:list text:style-name="L10">
        <text:list-item>
          <text:p text:style-name="P11">Support for the features described for the 'C' character is not complete. </text:p>
        </text:list-item>
        <text:list-item>
          <text:p text:style-name="P11">Support for specifying both a day-of-week and a day-of-month value is not complete (you must currently use the '?' character in one of these fields). </text:p>
        </text:list-item>
        <text:list-item>
          <text:p text:style-name="P10">Be careful when setting fire times between mid-night and 1:00 AM - "daylight savings" can cause a skip or a repeat depending on whether the time moves back or jumps forward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Oleg Safonov</meta:initial-creator>
    <meta:creation-date>2008-04-23T18:43:45</meta:creation-date>
    <dc:creator>Oleg Safonov</dc:creator>
    <dc:date>2008-04-23T18:44:51</dc:date>
    <meta:editing-cycles>1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3" meta:paragraph-count="101" meta:word-count="1289" meta:character-count="6718"/>
  </office:meta>
</office:document-meta>
</file>